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paragraph-rsid="000aec49"/>
    </style:style>
    <style:style style:name="T1" style:family="text">
      <style:text-properties style:text-position="super 64%"/>
    </style:style>
    <style:style style:name="T2" style:family="text">
      <style:text-properties officeooo:rsid="000a5c89"/>
    </style:style>
    <style:style style:name="T3" style:family="text">
      <style:text-properties officeooo:rsid="000aec49"/>
    </style:style>
    <style:style style:name="T4" style:family="text">
      <style:text-properties officeooo:rsid="000b44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Normal"><text:span text:style-name="T4">Dans une société hypothétique au 24ème siècle, <text:s/>l</text:span>es envies <text:span text:style-name="T4">individuelles </text:span>ont changé<text:span text:style-name="T2">e</text:span>s : plus une envie de possession mais de pouvoir.</text:p>
      <text:p text:style-name="Normal">Une minorité a <text:span text:style-name="T2">eu majorité des ressources</text:span>, une majorité a <text:span text:style-name="T2">une minorité. C’est un paradoxe actuel.</text:span></text:p>
      <text:p text:style-name="Normal">Au 24<text:span text:style-name="Police_20_par_20_défaut"><text:span text:style-name="T1">e</text:span></text:span> siècle, l’argent n’existe plus. Cette idée a été init<text:span text:style-name="T2">i</text:span>é au 21<text:span text:style-name="Police_20_par_20_défaut"><text:span text:style-name="T1">e</text:span></text:span> siècle avec le revenu ‘’universel’’. Riche ou pauvre n’existe plus.</text:p>
      <text:p text:style-name="Normal">Une nouvelle façon de penser : actuellement on a toujours cette idée en arrière pensée que si on ne travaille pas on ne mange pas</text:p>
      <text:p text:style-name="Normal">Il faut que la société soit culturellement impliquée de cette idée de revenue de base pour qu’elle soit appliquée</text:p>
      <text:p text:style-name="Normal">Elle peut être implémentée au fur et à mesure du temps. </text:p>
      <text:p text:style-name="Normal">1969, pai<text:span text:style-name="T2">e</text:span>ment de 900M à l’<text:span text:style-name="T2">A</text:span>l<text:span text:style-name="T2">a</text:span>ska pour avoir découvert du pétrole. <text:span text:style-name="T3">Cela a créé une explosion économique en Alaska.</text:span> Il y a eu tellement d’argent d’un coup en Alaska qu’il a fallut <text:span text:style-name="T2">re</text:span>distribué l’argent <text:span text:style-name="T2">à la population. Il y a eu une sorte de revenu universel. </text:span></text:p>
      <text:p text:style-name="P2"><text:span text:style-name="T3">Extrait du film des Simpson dans la laquelle Homer arrive en voiture en Alaska et le douanier lui donne à première vue 1000$. Les auteurs des Simpson parodient la situation économique de l’Alaska qui reverse tout cette argent à la population. </text:span>Tous les ans, les habitants d’Alaska doivent prouver qu’ils y habitent toujours pour avoir cette ‘’aide’’ de l’état. </text:p>
      <text:p text:style-name="Normal">Exemple d’un coupe qui explique et donnent leurs expériences : une année, ils ont oubliés et ils ont eu dû mal à les récupérés ou ne les ont pas récupérés.</text:p>
      <text:p text:style-name="Normal">Ils mettent de l’argent de côté et leurs enfants seront peut être dans la classe moyenne ou supérieure</text:p>
      <text:p text:style-name="Normal">Le revenu universel n’est pas inscrit dans un courant politique particulier. Mais des politique de gauche diffusent plus cette idée.</text:p>
      <text:p text:style-name="Normal">Il y a eu 5 test de reveues garanties à partir des années 70 en Amérique du Nord : une femme explique les ressentis de sa mère sur une expérience de revenue garantie selon des dossiers qu’elle a retrouvé. Les gens donnaient leurs ressenties les autres de la communauté sur s’ils étaient amicales ou pas, etc. Pour savoir s’ils ‘’méritaient’’ leur salaire garantie. </text:p>
      <text:p text:style-name="Normal">Il y a eu un test entre 1974-1975 en GB appelé MINCOM : une personne nous explique que tout le monde aimait bien le MINCOM mais qu’il s’est quand même arrêté, probablement que l’Etat n’avait plus assez d’argent.</text:p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de445f0488b6b3c405222dbea27cd0e1481200f</meta:generator>
    <dc:title/>
    <dc:description/>
    <dc:subject/>
    <meta:initial-creator>alexandrestefanoss@gmail.com</meta:initial-creator>
    <meta:creation-date>2019-11-05T12:37:00Z</meta:creation-date>
    <dc:date>2019-11-05T15:14:31.145601904</dc:date>
    <meta:editing-cycles>3</meta:editing-cycles>
    <meta:editing-duration>PT7M27S</meta:editing-duration>
    <meta:document-statistic meta:table-count="0" meta:image-count="0" meta:object-count="0" meta:page-count="1" meta:paragraph-count="13" meta:word-count="389" meta:character-count="2248" meta:non-whitespace-character-count="1867"/>
    <meta:template xlink:type="simple" xlink:actuate="onRequest" xlink:title="" xlink:href="Normal.dotm"/>
  </office:meta>
</office:document-meta>
</file>